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Keyboard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Keyboard</text:h>
                    <text:list>
                        <text:list-item>
                            <text:h text:style-name="Heading_20_2" text:outline-level="2">Description</text:h>
                        </text:list-item>
                    </text:list>
                </text:list-item>
            </text:list>

            <text:p text:style-name="Standard">The virtual (on screen) keyboard to write texts into a Text area.</text:p><text:p text:style-name="Standard">More info (<text:a xlink:type="simple" xlink:href="https://docs.lvgl.io/8.3/widgets/extra/keyboard.html" text:style-name="Internet_20_link" text:visited-style-name="Visited_20_Internet_20_Link">link</text:a>)</text:p>

            
                <text:list xml:id="list_Keyboard2" text:continue-numbering="true" text:continue-list="list_Key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Keyboard4" text:continue-numbering="true" text:style-name="Outline">
                                                <text:list-item>
                                                    <text:list>
                                                        <text:list-item>
                                                            <text:list>
                                                                <text:list-item>
                                                                    <text:h text:style-name="Heading_20_3" text:outline-level="3">
                                                                        Textarea
                                                                        <text:s text:c="4"/>
                                                                        <text:span text:style-name="T2">Enum</text:span>
                                                                    </text:h>
                                                                </text:list-item>
                                                            </text:list>
                                                        </text:list-item>
                                                    </text:list>
                                                </text:list-item>
                                            </text:list>
                                            <text:p text:style-name="Standard">The name of <text:span text:style-name="backtick">Textarea</text:span> Widget attached to this Widget.</text:p>,
                                            <text:list xml:id="list_Keyboard5" text:continue-numbering="true" text:continue-list="list_Keyboard4"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he following modes are available:</text:p>
                    <text:list xml:id="list_Keyboard6" text:style-name="List_20_1">
                        
                        <text:list-item>
                            <text:p text:style-name="List_20_1">
                                <text:span text:style-name="backtick">TEXT_LOWER</text:span> – Display lower case letters.
                            </text:p>
                            
                        </text:list-item>
                        
                    

                        <text:list-item>
                            <text:p text:style-name="List_20_1">
                                <text:span text:style-name="backtick">TEXT_UPPER</text:span> – Display upper case letters.
                            </text:p>
                            
                        </text:list-item>
                        
                    

                        <text:list-item>
                            <text:p text:style-name="List_20_1">
                                <text:span text:style-name="backtick">SPECIAL</text:span> – Display special characters.
                            </text:p>
                            
                        </text:list-item>
                        
                    

                        <text:list-item>
                            <text:p text:style-name="List_20_1">
                                <text:span text:style-name="backtick">NUMBER</text:span> – Display numbers, +/- sign, and decimal dot.
                            </text:p>
                            
                        </text:list-item>
                        
                    

                        <text:list-item>
                            <text:p text:style-name="List_20_1">
                                <text:span text:style-name="backtick">USER_1</text:span> to <text:span text:style-name="backtick">USER_4</text:span> – User-defined mode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Keyboard7" text:continue-numbering="true" text:continue-list="list_Keyboard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Keyboard8" text:continue-numbering="true" text:continue-list="list_Keyboard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Keyboard9" text:continue-numbering="true" text:continue-list="list_Keyboard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Keyboard10" text:continue-numbering="true" text:continue-list="list_Keyboard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Keyboard11" text:continue-numbering="true" text:continue-list="list_Keyboard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Keyboard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Keyboard13" text:continue-numbering="true" text:continue-list="list_Key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Keyboard14" text:continue-numbering="true" text:continue-list="list_Keyboard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Keyboard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Keyboard16" text:continue-numbering="true" text:continue-list="list_Keyboard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Keyboard17" text:continue-numbering="true" text:continue-list="list_Keyboard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Keyboard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Keyboard19" text:continue-numbering="true" text:continue-list="list_Keyboard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Keyboard20" text:continue-numbering="true" text:continue-list="list_Keyboard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Keyboard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Keyboard22" text:continue-numbering="true" text:continue-list="list_Keyboard20"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Keyboard23" text:continue-numbering="true" text:continue-list="list_Keyboard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Keyboard24" text:continue-numbering="true" text:continue-list="list_Keyboard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Keyboard25" text:continue-numbering="true" text:continue-list="list_Keyboard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Keyboard26" text:continue-numbering="true" text:continue-list="list_Keyboard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Keyboard27" text:continue-numbering="true" text:continue-list="list_Keyboard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Keyboard28" text:continue-numbering="true" text:continue-list="list_Keyboard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Keyboard29" text:continue-numbering="true" text:continue-list="list_Keyboard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Keyboard30" text:continue-numbering="true" text:continue-list="list_Keyboard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Keyboard31" text:continue-numbering="true" text:continue-list="list_Keyboard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Keyboard32" text:continue-numbering="true" text:continue-list="list_Keyboard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Keyboard33" text:continue-numbering="true" text:continue-list="list_Keyboard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Keyboard34" text:continue-numbering="true" text:continue-list="list_Keyboard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Keyboard35" text:continue-numbering="true" text:continue-list="list_Keyboard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Keyboard36" text:continue-numbering="true" text:continue-list="list_Keyboard35"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Keyboard37" text:continue-numbering="true" text:continue-list="list_Keyboard36"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Keyboard38" text:continue-numbering="true" text:continue-list="list_Keyboard37"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Keyboard39" text:continue-numbering="true" text:continue-list="list_Keyboard38"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Keyboard40" text:continue-numbering="true" text:continue-list="list_Keyboard39"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Keyboard41" text:continue-numbering="true" text:continue-list="list_Keyboard40"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Keyboard42" text:continue-numbering="true" text:continue-list="list_Keyboard41"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Keyboard43" text:continue-numbering="true" text:continue-list="list_Keyboard42"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Keyboard44" text:continue-numbering="true" text:continue-list="list_Keyboard43"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Keyboard45" text:continue-numbering="true" text:continue-list="list_Keyboard44"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Keyboard46" text:continue-numbering="true" text:continue-list="list_Keyboard45"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Keyboard47" text:continue-numbering="true" text:continue-list="list_Keyboard46"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Keyboard48"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Keyboard49" text:continue-numbering="true" text:continue-list="list_Keyboard47"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Keyboard50"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Keyboard51" text:continue-numbering="true" text:continue-list="list_Keyboard49"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Keyboard52" text:continue-numbering="true" text:continue-list="list_Keyboard51"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Keyboard53" text:continue-numbering="true" text:continue-list="list_Keyboard52"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Keyboard54" text:continue-numbering="true" text:continue-list="list_Keyboard53"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Keyboard55" text:continue-numbering="true" text:continue-list="list_Keyboard54"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Keyboard56" text:continue-numbering="true" text:continue-list="list_Keyboard55"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Keyboard57" text:continue-numbering="true" text:continue-list="list_Keyboard5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Keyboard58"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Keyboard59" text:continue-numbering="true" text:continue-list="list_Keyboard5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Keyboard60" text:continue-numbering="true" text:continue-list="list_Keyboard5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Keyboard61" text:continue-numbering="true" text:continue-list="list_Keyboard6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Keyboard3" text:continue-numbering="true" text:continue-list="list_Keyboard2" text:style-name="Outline">
                        <text:list-item>
                            <text:list>
                                <text:list-item>
                                    <text:h text:style-name="Heading_20_2" text:outline-level="2">Examples</text:h>
                                </text:list-item>
                            </text:list>
                        </text:list-item>
                    </text:list>
                    <text:p text:style-name="Standard"/>
                    
                    <text:list xml:id="list_Keyboard62"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